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6264in" style:rel-column-width="15391*"/>
    </style:style>
    <style:style style:name="Table1.B" style:family="table-column">
      <style:table-column-properties style:column-width="2.9097in" style:rel-column-width="27536*"/>
    </style:style>
    <style:style style:name="Table1.C" style:family="table-column">
      <style:table-column-properties style:column-width="2.3889in" style:rel-column-width="22608*"/>
    </style:style>
    <style:style style:name="Table1.A1" style:family="table-cell">
      <style:table-cell-properties fo:padding="0.0382in" fo:border="none"/>
    </style:style>
    <style:style style:name="Table1.9" style:family="table-row">
      <style:table-row-properties style:min-row-height="0.6875in"/>
    </style:style>
    <style:style style:name="Table1.10" style:family="table-row">
      <style:table-row-properties style:min-row-height="0.2819in"/>
    </style:style>
    <style:style style:name="Table2" style:family="table">
      <style:table-properties style:width="6.925in" table:align="margins"/>
    </style:style>
    <style:style style:name="Table2.A" style:family="table-column">
      <style:table-column-properties style:column-width="1.6285in" style:rel-column-width="15411*"/>
    </style:style>
    <style:style style:name="Table2.B" style:family="table-column">
      <style:table-column-properties style:column-width="3.2486in" style:rel-column-width="30743*"/>
    </style:style>
    <style:style style:name="Table2.C" style:family="table-column">
      <style:table-column-properties style:column-width="2.0479in" style:rel-column-width="19381*"/>
    </style:style>
    <style:style style:name="Table2.A1" style:family="table-cell">
      <style:table-cell-properties fo:padding="0.0382in" fo:border="none"/>
    </style:style>
    <style:style style:name="Table3" style:family="table">
      <style:table-properties style:width="6.925in" table:align="margins"/>
    </style:style>
    <style:style style:name="Table3.A" style:family="table-column">
      <style:table-column-properties style:column-width="1.6264in" style:rel-column-width="15391*"/>
    </style:style>
    <style:style style:name="Table3.B" style:family="table-column">
      <style:table-column-properties style:column-width="2.9097in" style:rel-column-width="27536*"/>
    </style:style>
    <style:style style:name="Table3.C" style:family="table-column">
      <style:table-column-properties style:column-width="2.3889in" style:rel-column-width="22608*"/>
    </style:style>
    <style:style style:name="Table3.A1" style:family="table-cell">
      <style:table-cell-properties fo:padding="0.0382in" fo:border="none"/>
    </style:style>
    <style:style style:name="Table3.3" style:family="table-row">
      <style:table-row-properties style:min-row-height="0.3861in"/>
    </style:style>
    <style:style style:name="P1" style:family="paragraph" style:parent-style-name="Standard">
      <style:text-properties officeooo:paragraph-rsid="00041ec9"/>
    </style:style>
    <style:style style:name="P2" style:family="paragraph" style:parent-style-name="Table_20_Contents">
      <style:paragraph-properties fo:text-align="end" style:justify-single-word="false"/>
      <style:text-properties officeooo:rsid="00024cf3" officeooo:paragraph-rsid="00024cf3"/>
    </style:style>
    <style:style style:name="P3" style:family="paragraph" style:parent-style-name="Table_20_Contents">
      <style:text-properties fo:font-size="11pt" officeooo:rsid="00024cf3" officeooo:paragraph-rsid="00024cf3" style:font-size-asian="11pt" style:font-size-complex="11pt"/>
    </style:style>
    <style:style style:name="P4" style:family="paragraph" style:parent-style-name="Table_20_Contents">
      <style:text-properties fo:font-size="11pt" officeooo:rsid="0023825d" officeooo:paragraph-rsid="0023825d" style:font-size-asian="11pt" style:font-size-complex="11pt"/>
    </style:style>
    <style:style style:name="P5" style:family="paragraph" style:parent-style-name="Table_20_Contents">
      <style:text-properties fo:font-size="11pt" officeooo:rsid="00cacd94" officeooo:paragraph-rsid="00cacd94" style:font-size-asian="11pt" style:font-size-complex="11pt"/>
    </style:style>
    <style:style style:name="P6" style:family="paragraph" style:parent-style-name="Table_20_Contents">
      <style:text-properties fo:font-size="11pt" officeooo:rsid="014e77af" officeooo:paragraph-rsid="014e77af" style:font-size-asian="11pt" style:font-size-complex="11pt"/>
    </style:style>
    <style:style style:name="P7" style:family="paragraph" style:parent-style-name="Table_20_Contents">
      <style:text-properties fo:font-size="11pt" officeooo:rsid="00041ec9" officeooo:paragraph-rsid="00041ec9" style:font-size-asian="9.60000038146973pt" style:font-size-complex="11pt"/>
    </style:style>
    <style:style style:name="P8" style:family="paragraph" style:parent-style-name="Table_20_Contents">
      <style:text-properties fo:font-size="10pt" officeooo:rsid="00024cf3" officeooo:paragraph-rsid="00024cf3" style:font-size-asian="10pt" style:font-size-complex="10pt"/>
    </style:style>
    <style:style style:name="P9" style:family="paragraph" style:parent-style-name="Table_20_Contents">
      <style:text-properties fo:font-size="10pt" officeooo:rsid="00024cf3" officeooo:paragraph-rsid="00041ec9" style:font-size-asian="10pt" style:font-size-complex="10pt"/>
    </style:style>
    <style:style style:name="P10" style:family="paragraph" style:parent-style-name="Table_20_Contents">
      <style:text-properties fo:font-size="10pt" officeooo:rsid="002fbce5" officeooo:paragraph-rsid="002fbce5" style:font-size-asian="10pt" style:font-size-complex="10pt"/>
    </style:style>
    <style:style style:name="P11" style:family="paragraph" style:parent-style-name="Table_20_Contents">
      <style:text-properties fo:font-size="10pt" officeooo:rsid="002fbce5" officeooo:paragraph-rsid="003e6b54" style:font-size-asian="10pt" style:font-size-complex="10pt"/>
    </style:style>
    <style:style style:name="P12" style:family="paragraph" style:parent-style-name="Table_20_Contents">
      <style:text-properties fo:font-size="10pt" officeooo:rsid="002fbce5" officeooo:paragraph-rsid="0047a9a3" style:font-size-asian="10pt" style:font-size-complex="10pt"/>
    </style:style>
    <style:style style:name="P13" style:family="paragraph" style:parent-style-name="Table_20_Contents">
      <style:text-properties fo:font-size="10pt" officeooo:rsid="002fbce5" officeooo:paragraph-rsid="0078a5ec" style:font-size-asian="10pt" style:font-size-complex="10pt"/>
    </style:style>
    <style:style style:name="P14" style:family="paragraph" style:parent-style-name="Table_20_Contents">
      <style:text-properties fo:font-size="10pt" officeooo:rsid="002fbce5" officeooo:paragraph-rsid="014f962b" style:font-size-asian="10pt" style:font-size-complex="10pt"/>
    </style:style>
    <style:style style:name="P15" style:family="paragraph" style:parent-style-name="Table_20_Contents">
      <style:text-properties fo:font-size="10pt" officeooo:rsid="0074dfbb" officeooo:paragraph-rsid="0074dfbb" style:font-size-asian="10pt" style:font-size-complex="10pt"/>
    </style:style>
    <style:style style:name="P16" style:family="paragraph" style:parent-style-name="Table_20_Contents">
      <style:text-properties fo:font-size="10pt" officeooo:rsid="0047a9a3" officeooo:paragraph-rsid="0047a9a3" style:font-size-asian="10pt" style:font-size-complex="10pt"/>
    </style:style>
    <style:style style:name="P17" style:family="paragraph" style:parent-style-name="Table_20_Contents">
      <style:text-properties fo:font-size="10pt" officeooo:rsid="0023825d" officeooo:paragraph-rsid="0023825d" style:font-size-asian="10pt" style:font-size-complex="10pt"/>
    </style:style>
    <style:style style:name="P18" style:family="paragraph" style:parent-style-name="Table_20_Contents">
      <style:text-properties fo:font-size="10pt" officeooo:rsid="00845856" officeooo:paragraph-rsid="00845856" style:font-size-asian="10pt" style:font-size-complex="10pt"/>
    </style:style>
    <style:style style:name="P19" style:family="paragraph" style:parent-style-name="Table_20_Contents">
      <style:text-properties fo:font-size="10pt" officeooo:rsid="008848f6" officeooo:paragraph-rsid="008848f6" style:font-size-asian="10pt" style:font-size-complex="10pt"/>
    </style:style>
    <style:style style:name="P20" style:family="paragraph" style:parent-style-name="Table_20_Contents">
      <style:text-properties fo:font-size="10pt" officeooo:rsid="00945668" officeooo:paragraph-rsid="00945668" style:font-size-asian="10pt" style:font-size-complex="10pt"/>
    </style:style>
    <style:style style:name="P21" style:family="paragraph" style:parent-style-name="Table_20_Contents">
      <style:text-properties fo:font-size="10pt" officeooo:rsid="00a29dd4" officeooo:paragraph-rsid="00a29dd4" style:font-size-asian="10pt" style:font-size-complex="10pt"/>
    </style:style>
    <style:style style:name="P22" style:family="paragraph" style:parent-style-name="Table_20_Contents">
      <style:text-properties fo:font-size="10pt" officeooo:rsid="00acc6a2" officeooo:paragraph-rsid="00acc6a2" style:font-size-asian="10pt" style:font-size-complex="10pt"/>
    </style:style>
    <style:style style:name="P23" style:family="paragraph" style:parent-style-name="Table_20_Contents">
      <style:text-properties fo:font-size="10pt" officeooo:rsid="00ada86d" officeooo:paragraph-rsid="00ada86d" style:font-size-asian="10pt" style:font-size-complex="10pt"/>
    </style:style>
    <style:style style:name="P24" style:family="paragraph" style:parent-style-name="Table_20_Contents">
      <style:text-properties fo:font-size="10pt" officeooo:rsid="00af4646" officeooo:paragraph-rsid="00af4646" style:font-size-asian="10pt" style:font-size-complex="10pt"/>
    </style:style>
    <style:style style:name="P25" style:family="paragraph" style:parent-style-name="Table_20_Contents">
      <style:text-properties fo:font-size="10pt" officeooo:rsid="00b3ea44" officeooo:paragraph-rsid="00b3ea44" style:font-size-asian="10pt" style:font-size-complex="10pt"/>
    </style:style>
    <style:style style:name="P26" style:family="paragraph" style:parent-style-name="Table_20_Contents">
      <style:text-properties fo:font-size="10pt" officeooo:rsid="00b4600a" officeooo:paragraph-rsid="00b4600a" style:font-size-asian="10pt" style:font-size-complex="10pt"/>
    </style:style>
    <style:style style:name="P27" style:family="paragraph" style:parent-style-name="Table_20_Contents">
      <style:text-properties fo:font-size="10pt" officeooo:rsid="00b6508e" officeooo:paragraph-rsid="00b6508e" style:font-size-asian="10pt" style:font-size-complex="10pt"/>
    </style:style>
    <style:style style:name="P28" style:family="paragraph" style:parent-style-name="Table_20_Contents">
      <style:text-properties fo:font-size="10pt" officeooo:rsid="00b6508e" officeooo:paragraph-rsid="00cd82f7" style:font-size-asian="10pt" style:font-size-complex="10pt"/>
    </style:style>
    <style:style style:name="P29" style:family="paragraph" style:parent-style-name="Table_20_Contents">
      <style:text-properties fo:font-size="10pt" officeooo:rsid="00a30a5c" officeooo:paragraph-rsid="00cb88d7" style:font-size-asian="10pt" style:font-size-complex="10pt"/>
    </style:style>
    <style:style style:name="P30" style:family="paragraph" style:parent-style-name="Table_20_Contents">
      <style:text-properties fo:font-size="10pt" officeooo:rsid="00c1d248" officeooo:paragraph-rsid="00cd82f7" style:font-size-asian="10pt" style:font-size-complex="10pt"/>
    </style:style>
    <style:style style:name="P31" style:family="paragraph" style:parent-style-name="Table_20_Contents">
      <style:text-properties fo:font-size="10pt" officeooo:paragraph-rsid="00e32773" style:font-size-asian="10pt" style:font-size-complex="10pt"/>
    </style:style>
    <style:style style:name="P32" style:family="paragraph" style:parent-style-name="Table_20_Contents">
      <style:text-properties fo:font-size="10pt" officeooo:paragraph-rsid="0109df3b" style:font-size-asian="10pt" style:font-size-complex="10pt"/>
    </style:style>
    <style:style style:name="P33" style:family="paragraph" style:parent-style-name="Table_20_Contents">
      <style:text-properties fo:font-size="10pt" officeooo:paragraph-rsid="010d7dd2" style:font-size-asian="10pt" style:font-size-complex="10pt"/>
    </style:style>
    <style:style style:name="P34" style:family="paragraph" style:parent-style-name="Table_20_Contents">
      <style:text-properties fo:font-size="10pt" officeooo:rsid="0048f24c" officeooo:paragraph-rsid="0048f24c" style:font-size-asian="10pt" style:font-size-complex="10pt"/>
    </style:style>
    <style:style style:name="P35" style:family="paragraph" style:parent-style-name="Table_20_Contents">
      <style:text-properties fo:font-size="10pt" officeooo:paragraph-rsid="012072bd" style:font-size-asian="10pt" style:font-size-complex="10pt"/>
    </style:style>
    <style:style style:name="P36" style:family="paragraph" style:parent-style-name="Table_20_Contents">
      <style:text-properties fo:font-size="10pt" officeooo:paragraph-rsid="014b544b" style:font-size-asian="10pt" style:font-size-complex="10pt"/>
    </style:style>
    <style:style style:name="P37" style:family="paragraph" style:parent-style-name="Table_20_Contents">
      <style:text-properties fo:font-size="10pt" officeooo:rsid="0078a5ec" officeooo:paragraph-rsid="01518b30" style:font-size-asian="10pt" style:font-size-complex="10pt"/>
    </style:style>
    <style:style style:name="P38" style:family="paragraph" style:parent-style-name="Table_20_Contents">
      <style:text-properties fo:font-size="10pt" officeooo:rsid="00041ec9" officeooo:paragraph-rsid="00041ec9" style:font-size-asian="10pt" style:font-size-complex="10pt"/>
    </style:style>
    <style:style style:name="P39" style:family="paragraph" style:parent-style-name="Table_20_Contents">
      <style:text-properties fo:font-size="10pt" officeooo:paragraph-rsid="0156fb4f" style:font-size-asian="10pt" style:font-size-complex="10pt"/>
    </style:style>
    <style:style style:name="P40" style:family="paragraph" style:parent-style-name="Standard">
      <style:text-properties fo:font-size="10pt" officeooo:rsid="0048f24c" officeooo:paragraph-rsid="0048f24c" style:font-size-asian="8.75pt" style:font-size-complex="10pt"/>
    </style:style>
    <style:style style:name="P41" style:family="paragraph" style:parent-style-name="Table_20_Contents">
      <style:text-properties fo:font-size="10pt" officeooo:rsid="00024cf3" officeooo:paragraph-rsid="00f35909" style:font-size-asian="8.75pt" style:font-size-complex="10pt"/>
    </style:style>
    <style:style style:name="P42" style:family="paragraph" style:parent-style-name="Table_20_Contents">
      <style:text-properties fo:font-size="10pt" officeooo:rsid="002fbce5" officeooo:paragraph-rsid="002fbce5" style:font-size-asian="8.75pt" style:font-size-complex="10pt"/>
    </style:style>
    <style:style style:name="P43" style:family="paragraph" style:parent-style-name="Table_20_Contents">
      <style:text-properties fo:font-size="10pt" officeooo:rsid="00041ec9" officeooo:paragraph-rsid="00041ec9" style:font-size-asian="8.75pt" style:font-size-complex="10pt"/>
    </style:style>
    <style:style style:name="P44" style:family="paragraph" style:parent-style-name="Table_20_Contents">
      <style:text-properties fo:font-size="10pt" officeooo:rsid="005a97d7" officeooo:paragraph-rsid="005a97d7" style:font-size-asian="8.75pt" style:font-size-complex="10pt"/>
    </style:style>
    <style:style style:name="P45" style:family="paragraph" style:parent-style-name="Table_20_Contents">
      <style:text-properties fo:font-size="10pt" officeooo:rsid="005a97d7" officeooo:paragraph-rsid="0143ae3c" style:font-size-asian="8.75pt" style:font-size-complex="10pt"/>
    </style:style>
    <style:style style:name="P46" style:family="paragraph" style:parent-style-name="Table_20_Contents">
      <style:text-properties fo:font-size="10pt" fo:language="fr" fo:country="FR" officeooo:paragraph-rsid="0111d92f" style:font-size-asian="10pt" style:font-size-complex="10pt"/>
    </style:style>
    <style:style style:name="P47" style:family="paragraph" style:parent-style-name="Table_20_Contents">
      <style:text-properties fo:font-size="10pt" fo:language="fr" fo:country="FR" officeooo:paragraph-rsid="0113a6fe" style:font-size-asian="10pt" style:font-size-complex="10pt"/>
    </style:style>
    <style:style style:name="P48" style:family="paragraph" style:parent-style-name="Table_20_Contents">
      <style:text-properties fo:font-size="10pt" fo:language="fr" fo:country="FR" officeooo:rsid="00041ec9" officeooo:paragraph-rsid="00041ec9" style:font-size-asian="10pt" style:font-size-complex="10pt"/>
    </style:style>
    <style:style style:name="P49" style:family="paragraph" style:parent-style-name="Table_20_Contents">
      <style:text-properties fo:font-size="10pt" fo:language="fr" fo:country="FR" officeooo:rsid="004f56f1" officeooo:paragraph-rsid="004f56f1" style:font-size-asian="10pt" style:font-size-complex="10pt"/>
    </style:style>
    <style:style style:name="P50" style:family="paragraph" style:parent-style-name="Table_20_Contents">
      <style:text-properties fo:font-size="10pt" fo:language="fr" fo:country="FR" officeooo:rsid="002fbce5" officeooo:paragraph-rsid="002fbce5" style:font-size-asian="8.75pt" style:font-size-complex="10pt"/>
    </style:style>
    <style:style style:name="P51" style:family="paragraph" style:parent-style-name="Table_20_Contents">
      <style:text-properties fo:font-size="10pt" fo:language="fr" fo:country="FR" officeooo:rsid="005a97d7" officeooo:paragraph-rsid="0143ae3c" style:font-size-asian="8.75pt" style:font-size-complex="10pt"/>
    </style:style>
    <style:style style:name="P52" style:family="paragraph" style:parent-style-name="Table_20_Contents">
      <style:text-properties fo:font-size="10pt" fo:language="fr" fo:country="FR" officeooo:rsid="004f56f1" officeooo:paragraph-rsid="004f56f1" style:font-size-asian="8.75pt" style:font-size-complex="10pt"/>
    </style:style>
    <style:style style:name="P53" style:family="paragraph" style:parent-style-name="Table_20_Contents">
      <style:text-properties fo:font-size="11.5pt" officeooo:rsid="00024cf3" officeooo:paragraph-rsid="00024cf3" style:font-size-asian="11.5pt" style:font-size-complex="11.5pt"/>
    </style:style>
    <style:style style:name="P54" style:family="paragraph" style:parent-style-name="Table_20_Contents">
      <style:paragraph-properties fo:text-align="end" style:justify-single-word="false"/>
      <style:text-properties fo:font-size="11.5pt" officeooo:rsid="00024cf3" officeooo:paragraph-rsid="00024cf3" style:font-size-asian="11.5pt" style:font-size-complex="11.5pt"/>
    </style:style>
    <style:style style:name="P55" style:family="paragraph" style:parent-style-name="Table_20_Contents">
      <style:paragraph-properties fo:text-align="end" style:justify-single-word="false"/>
      <style:text-properties fo:font-size="11.5pt" officeooo:rsid="00024cf3" officeooo:paragraph-rsid="00041ec9" style:font-size-asian="11.5pt" style:font-size-complex="11.5pt"/>
    </style:style>
    <style:style style:name="P56" style:family="paragraph" style:parent-style-name="Table_20_Contents">
      <style:text-properties fo:font-size="11.5pt" officeooo:rsid="0023825d" officeooo:paragraph-rsid="0023825d" style:font-size-asian="11.5pt" style:font-size-complex="11.5pt"/>
    </style:style>
    <style:style style:name="P57" style:family="paragraph" style:parent-style-name="Table_20_Contents">
      <style:paragraph-properties fo:text-align="end" style:justify-single-word="false"/>
      <style:text-properties fo:font-size="11.5pt" officeooo:rsid="0023825d" officeooo:paragraph-rsid="0023825d" style:font-size-asian="11.5pt" style:font-size-complex="11.5pt"/>
    </style:style>
    <style:style style:name="P58" style:family="paragraph" style:parent-style-name="Table_20_Contents">
      <style:text-properties fo:font-size="11.5pt" officeooo:rsid="007d5687" officeooo:paragraph-rsid="007d5687" style:font-size-asian="11.5pt" style:font-size-complex="11.5pt"/>
    </style:style>
    <style:style style:name="P59" style:family="paragraph" style:parent-style-name="Table_20_Contents">
      <style:paragraph-properties fo:text-align="end" style:justify-single-word="false"/>
      <style:text-properties fo:font-size="11.5pt" officeooo:rsid="007d5687" officeooo:paragraph-rsid="007d5687" style:font-size-asian="11.5pt" style:font-size-complex="11.5pt"/>
    </style:style>
    <style:style style:name="P60" style:family="paragraph" style:parent-style-name="Table_20_Contents">
      <style:text-properties fo:font-size="11.5pt" officeooo:rsid="007e354e" officeooo:paragraph-rsid="007e354e" style:font-size-asian="11.5pt" style:font-size-complex="11.5pt"/>
    </style:style>
    <style:style style:name="P61" style:family="paragraph" style:parent-style-name="Table_20_Contents">
      <style:text-properties fo:font-size="11.5pt" officeooo:rsid="014bce3c" officeooo:paragraph-rsid="014bce3c" style:font-size-asian="11.5pt" style:font-size-complex="11.5pt"/>
    </style:style>
    <style:style style:name="P62" style:family="paragraph" style:parent-style-name="Table_20_Contents">
      <style:text-properties fo:font-size="11.5pt" officeooo:rsid="014e69e7" officeooo:paragraph-rsid="014e69e7" style:font-size-asian="11.5pt" style:font-size-complex="11.5pt"/>
    </style:style>
    <style:style style:name="P63" style:family="paragraph" style:parent-style-name="Table_20_Contents">
      <style:paragraph-properties fo:text-align="end" style:justify-single-word="false"/>
      <style:text-properties fo:font-size="11.5pt" officeooo:rsid="014e69e7" officeooo:paragraph-rsid="014e69e7" style:font-size-asian="11.5pt" style:font-size-complex="11.5pt"/>
    </style:style>
    <style:style style:name="P64" style:family="paragraph" style:parent-style-name="Table_20_Contents">
      <style:text-properties fo:font-size="11.5pt" officeooo:rsid="0035be0d" officeooo:paragraph-rsid="0035be0d" style:font-size-asian="10.0500001907349pt" style:font-size-complex="11.5pt"/>
    </style:style>
    <style:style style:name="P65" style:family="paragraph" style:parent-style-name="Table_20_Contents">
      <style:text-properties fo:font-size="11.5pt" officeooo:rsid="0036bfae" officeooo:paragraph-rsid="0036bfae" style:font-size-asian="10.0500001907349pt" style:font-size-complex="11.5pt"/>
    </style:style>
    <style:style style:name="P66" style:family="paragraph" style:parent-style-name="Table_20_Contents">
      <style:paragraph-properties fo:text-align="end" style:justify-single-word="false"/>
      <style:text-properties fo:font-size="11.5pt" officeooo:rsid="0036bfae" officeooo:paragraph-rsid="0036bfae" style:font-size-asian="10.0500001907349pt" style:font-size-complex="11.5pt"/>
    </style:style>
    <style:style style:name="P67" style:family="paragraph" style:parent-style-name="Table_20_Contents">
      <style:text-properties fo:font-size="11.5pt" officeooo:rsid="003e6b54" officeooo:paragraph-rsid="003e6b54" style:font-size-asian="10.0500001907349pt" style:font-size-complex="11.5pt"/>
    </style:style>
    <style:style style:name="P68" style:family="paragraph" style:parent-style-name="Table_20_Contents">
      <style:text-properties fo:font-size="11.5pt" officeooo:rsid="0047a9a3" officeooo:paragraph-rsid="0047a9a3" style:font-size-asian="10.0500001907349pt" style:font-size-complex="11.5pt"/>
    </style:style>
    <style:style style:name="P69" style:family="paragraph" style:parent-style-name="Table_20_Contents">
      <style:paragraph-properties fo:text-align="end" style:justify-single-word="false"/>
      <style:text-properties fo:font-size="11.5pt" officeooo:rsid="0047a9a3" officeooo:paragraph-rsid="0047a9a3" style:font-size-asian="10.0500001907349pt" style:font-size-complex="11.5pt"/>
    </style:style>
    <style:style style:name="P70" style:family="paragraph" style:parent-style-name="Table_20_Contents">
      <style:text-properties fo:font-size="11.5pt" officeooo:rsid="0078a5ec" officeooo:paragraph-rsid="0078a5ec" style:font-size-asian="10.0500001907349pt" style:font-size-complex="11.5pt"/>
    </style:style>
    <style:style style:name="P71" style:family="paragraph" style:parent-style-name="Table_20_Contents">
      <style:paragraph-properties fo:text-align="end" style:justify-single-word="false"/>
      <style:text-properties fo:font-size="11.5pt" officeooo:rsid="0078a5ec" officeooo:paragraph-rsid="0078a5ec" style:font-size-asian="10.0500001907349pt" style:font-size-complex="11.5pt"/>
    </style:style>
    <style:style style:name="P72" style:family="paragraph" style:parent-style-name="Table_20_Contents">
      <style:text-properties fo:font-size="11.5pt" officeooo:rsid="0078a5ec" officeooo:paragraph-rsid="014fec32" style:font-size-asian="10.0500001907349pt" style:font-size-complex="11.5pt"/>
    </style:style>
    <style:style style:name="P73" style:family="paragraph" style:parent-style-name="Table_20_Contents">
      <style:paragraph-properties fo:text-align="end" style:justify-single-word="false"/>
      <style:text-properties fo:font-size="11.5pt" officeooo:rsid="00de02bb" officeooo:paragraph-rsid="00de02bb" style:font-size-asian="10.0500001907349pt" style:font-size-complex="11.5pt"/>
    </style:style>
    <style:style style:name="P74" style:family="paragraph" style:parent-style-name="Table_20_Contents">
      <style:paragraph-properties fo:text-align="end" style:justify-single-word="false"/>
      <style:text-properties fo:font-size="11.5pt" officeooo:rsid="014fec32" officeooo:paragraph-rsid="014fec32" style:font-size-asian="10.0500001907349pt" style:font-size-complex="11.5pt"/>
    </style:style>
    <style:style style:name="P75" style:family="paragraph" style:parent-style-name="Title">
      <style:text-properties officeooo:rsid="00004923" officeooo:paragraph-rsid="00004923"/>
    </style:style>
    <style:style style:name="P76" style:family="paragraph" style:parent-style-name="Table_20_Contents">
      <style:paragraph-properties fo:text-align="end" style:justify-single-word="false"/>
      <style:text-properties fo:font-size="9pt" officeooo:rsid="003e6b54" officeooo:paragraph-rsid="003e6b54" style:font-size-asian="9pt" style:font-size-complex="9pt"/>
    </style:style>
    <style:style style:name="P77" style:family="paragraph" style:parent-style-name="Subtitle">
      <style:text-properties fo:font-size="15pt" officeooo:rsid="00cacd94" officeooo:paragraph-rsid="00cacd94" style:font-size-asian="15pt" style:font-size-complex="15pt"/>
    </style:style>
    <style:style style:name="P78" style:family="paragraph" style:parent-style-name="Table_20_Contents">
      <style:text-properties officeooo:paragraph-rsid="00ce7f11"/>
    </style:style>
    <style:style style:name="P79" style:family="paragraph" style:parent-style-name="Table_20_Contents">
      <style:text-properties fo:font-size="7.5pt" fo:font-weight="normal" officeooo:rsid="00f94c31" officeooo:paragraph-rsid="00f94c31" style:font-size-asian="7.5pt" style:font-weight-asian="normal" style:font-size-complex="7.5pt" style:font-weight-complex="normal"/>
    </style:style>
    <style:style style:name="P80" style:family="paragraph" style:parent-style-name="Text_20_body">
      <style:paragraph-properties fo:break-before="page"/>
    </style:style>
    <style:style style:name="T1" style:family="text">
      <style:text-properties officeooo:rsid="00041ec9"/>
    </style:style>
    <style:style style:name="T2" style:family="text">
      <style:text-properties fo:font-size="10pt" style:font-size-asian="10pt" style:font-size-complex="10pt"/>
    </style:style>
    <style:style style:name="T3" style:family="text">
      <style:text-properties fo:font-size="10pt" officeooo:rsid="0023825d" style:font-size-asian="10pt" style:font-size-complex="10pt"/>
    </style:style>
    <style:style style:name="T4" style:family="text">
      <style:text-properties fo:font-size="10pt" fo:language="fr" fo:country="FR" style:font-size-asian="10pt" style:font-size-complex="10pt"/>
    </style:style>
    <style:style style:name="T5" style:family="text">
      <style:text-properties fo:font-size="10pt" fo:language="fr" fo:country="FR" officeooo:rsid="0023825d" style:font-size-asian="10pt" style:font-size-complex="10pt"/>
    </style:style>
    <style:style style:name="T6" style:family="text">
      <style:text-properties fo:font-size="10pt" fo:language="fr" fo:country="FR" officeooo:rsid="00d2f26b" style:font-size-asian="10pt" style:font-size-complex="10pt"/>
    </style:style>
    <style:style style:name="T7" style:family="text">
      <style:text-properties fo:font-size="10pt" fo:language="fr" fo:country="FR" officeooo:rsid="00d51c31" style:font-size-asian="10pt" style:font-size-complex="10pt"/>
    </style:style>
    <style:style style:name="T8" style:family="text">
      <style:text-properties fo:font-size="10pt" fo:language="fr" fo:country="FR" officeooo:rsid="00d01799" style:font-size-asian="10pt" style:font-size-complex="10pt"/>
    </style:style>
    <style:style style:name="T9" style:family="text">
      <style:text-properties fo:font-size="10pt" fo:language="fr" fo:country="FR" officeooo:rsid="00d0967b" style:font-size-asian="10pt" style:font-size-complex="10pt"/>
    </style:style>
    <style:style style:name="T10" style:family="text">
      <style:text-properties fo:font-size="10.5pt" fo:font-weight="bold" style:font-size-asian="10.5pt" style:font-weight-asian="bold" style:font-size-complex="10.5pt" style:font-weight-complex="bold"/>
    </style:style>
    <style:style style:name="T11" style:family="text">
      <style:text-properties officeooo:rsid="006ac51f"/>
    </style:style>
    <style:style style:name="T12" style:family="text">
      <style:text-properties officeooo:rsid="0071db7b"/>
    </style:style>
    <style:style style:name="T13" style:family="text">
      <style:text-properties officeooo:rsid="0071fa57"/>
    </style:style>
    <style:style style:name="T14" style:family="text">
      <style:text-properties officeooo:rsid="00740ab0"/>
    </style:style>
    <style:style style:name="T15" style:family="text">
      <style:text-properties officeooo:rsid="0074dfbb"/>
    </style:style>
    <style:style style:name="T16" style:family="text">
      <style:text-properties officeooo:rsid="0078a5ec"/>
    </style:style>
    <style:style style:name="T17" style:family="text">
      <style:text-properties officeooo:rsid="00921628"/>
    </style:style>
    <style:style style:name="T18" style:family="text">
      <style:text-properties officeooo:rsid="009349ed"/>
    </style:style>
    <style:style style:name="T19" style:family="text">
      <style:text-properties officeooo:rsid="009d6b81"/>
    </style:style>
    <style:style style:name="T20" style:family="text">
      <style:text-properties officeooo:rsid="00a0a8eb"/>
    </style:style>
    <style:style style:name="T21" style:family="text">
      <style:text-properties officeooo:rsid="00a8f564"/>
    </style:style>
    <style:style style:name="T22" style:family="text">
      <style:text-properties officeooo:rsid="00b02f6f"/>
    </style:style>
    <style:style style:name="T23" style:family="text">
      <style:text-properties officeooo:rsid="00b1e147"/>
    </style:style>
    <style:style style:name="T24" style:family="text">
      <style:text-properties officeooo:rsid="00c235de"/>
    </style:style>
    <style:style style:name="T25" style:family="text">
      <style:text-properties officeooo:rsid="00c3868e"/>
    </style:style>
    <style:style style:name="T26" style:family="text">
      <style:text-properties officeooo:rsid="00cb88d7"/>
    </style:style>
    <style:style style:name="T27" style:family="text">
      <style:text-properties officeooo:rsid="00cc0a81"/>
    </style:style>
    <style:style style:name="T28" style:family="text">
      <style:text-properties officeooo:rsid="00cca7ef"/>
    </style:style>
    <style:style style:name="T29" style:family="text">
      <style:text-properties officeooo:rsid="00cd1391"/>
    </style:style>
    <style:style style:name="T30" style:family="text">
      <style:text-properties fo:language="fr" fo:country="FR"/>
    </style:style>
    <style:style style:name="T31" style:family="text">
      <style:text-properties fo:language="fr" fo:country="FR" officeooo:rsid="00e2f8d8"/>
    </style:style>
    <style:style style:name="T32" style:family="text">
      <style:text-properties fo:language="fr" fo:country="FR" officeooo:rsid="00024cf3"/>
    </style:style>
    <style:style style:name="T33" style:family="text">
      <style:text-properties fo:language="fr" fo:country="FR" officeooo:rsid="00e32773"/>
    </style:style>
    <style:style style:name="T34" style:family="text">
      <style:text-properties fo:language="fr" fo:country="FR" officeooo:rsid="00e4b1f8"/>
    </style:style>
    <style:style style:name="T35" style:family="text">
      <style:text-properties fo:language="fr" fo:country="FR" officeooo:rsid="00e70c57"/>
    </style:style>
    <style:style style:name="T36" style:family="text">
      <style:text-properties fo:language="fr" fo:country="FR" officeooo:rsid="00e7d825"/>
    </style:style>
    <style:style style:name="T37" style:family="text">
      <style:text-properties fo:language="fr" fo:country="FR" officeooo:rsid="00ecf188"/>
    </style:style>
    <style:style style:name="T38" style:family="text">
      <style:text-properties fo:language="fr" fo:country="FR" officeooo:rsid="00ee9a7e"/>
    </style:style>
    <style:style style:name="T39" style:family="text">
      <style:text-properties fo:language="fr" fo:country="FR" officeooo:rsid="00f35909"/>
    </style:style>
    <style:style style:name="T40" style:family="text">
      <style:text-properties fo:language="fr" fo:country="FR" officeooo:rsid="00f54e2b"/>
    </style:style>
    <style:style style:name="T41" style:family="text">
      <style:text-properties fo:language="fr" fo:country="FR" officeooo:rsid="00f62ab5"/>
    </style:style>
    <style:style style:name="T42" style:family="text">
      <style:text-properties fo:language="fr" fo:country="FR" officeooo:rsid="00fb03fd"/>
    </style:style>
    <style:style style:name="T43" style:family="text">
      <style:text-properties fo:language="fr" fo:country="FR" officeooo:rsid="00fb80a0"/>
    </style:style>
    <style:style style:name="T44" style:family="text">
      <style:text-properties fo:language="fr" fo:country="FR" officeooo:rsid="00fed9d9"/>
    </style:style>
    <style:style style:name="T45" style:family="text">
      <style:text-properties fo:language="fr" fo:country="FR" officeooo:rsid="00ff5982"/>
    </style:style>
    <style:style style:name="T46" style:family="text">
      <style:text-properties fo:language="fr" fo:country="FR" officeooo:rsid="01005f0b"/>
    </style:style>
    <style:style style:name="T47" style:family="text">
      <style:text-properties fo:language="fr" fo:country="FR" officeooo:rsid="0101b779"/>
    </style:style>
    <style:style style:name="T48" style:family="text">
      <style:text-properties fo:language="fr" fo:country="FR" officeooo:rsid="0101d12b"/>
    </style:style>
    <style:style style:name="T49" style:family="text">
      <style:text-properties fo:language="fr" fo:country="FR" officeooo:rsid="0101e03d"/>
    </style:style>
    <style:style style:name="T50" style:family="text">
      <style:text-properties fo:language="fr" fo:country="FR" officeooo:rsid="0102f64e"/>
    </style:style>
    <style:style style:name="T51" style:family="text">
      <style:text-properties fo:language="fr" fo:country="FR" officeooo:rsid="0105ac4b"/>
    </style:style>
    <style:style style:name="T52" style:family="text">
      <style:text-properties fo:language="fr" fo:country="FR" officeooo:rsid="0109df3b"/>
    </style:style>
    <style:style style:name="T53" style:family="text">
      <style:text-properties fo:language="fr" fo:country="FR" officeooo:rsid="010aef04"/>
    </style:style>
    <style:style style:name="T54" style:family="text">
      <style:text-properties fo:language="fr" fo:country="FR" officeooo:rsid="010b9e9d"/>
    </style:style>
    <style:style style:name="T55" style:family="text">
      <style:text-properties fo:language="fr" fo:country="FR" officeooo:rsid="010d7dd2"/>
    </style:style>
    <style:style style:name="T56" style:family="text">
      <style:text-properties fo:language="fr" fo:country="FR" officeooo:rsid="010ef4cc"/>
    </style:style>
    <style:style style:name="T57" style:family="text">
      <style:text-properties fo:language="fr" fo:country="FR" style:font-size-asian="10pt"/>
    </style:style>
    <style:style style:name="T58" style:family="text">
      <style:text-properties fo:language="fr" fo:country="FR" officeooo:rsid="0119015e"/>
    </style:style>
    <style:style style:name="T59" style:family="text">
      <style:text-properties fo:language="fr" fo:country="FR" officeooo:rsid="0119fef2"/>
    </style:style>
    <style:style style:name="T60" style:family="text">
      <style:text-properties fo:language="fr" fo:country="FR" officeooo:rsid="011b0194"/>
    </style:style>
    <style:style style:name="T61" style:family="text">
      <style:text-properties fo:language="fr" fo:country="FR" officeooo:rsid="011ca194"/>
    </style:style>
    <style:style style:name="T62" style:family="text">
      <style:text-properties fo:language="fr" fo:country="FR" officeooo:rsid="012072bd"/>
    </style:style>
    <style:style style:name="T63" style:family="text">
      <style:text-properties fo:language="fr" fo:country="FR" officeooo:rsid="01239df6"/>
    </style:style>
    <style:style style:name="T64" style:family="text">
      <style:text-properties fo:language="fr" fo:country="FR" officeooo:rsid="01287d7f"/>
    </style:style>
    <style:style style:name="T65" style:family="text">
      <style:text-properties fo:language="fr" fo:country="FR" officeooo:rsid="0128a681"/>
    </style:style>
    <style:style style:name="T66" style:family="text">
      <style:text-properties fo:language="fr" fo:country="FR" officeooo:rsid="0128f2fa"/>
    </style:style>
    <style:style style:name="T67" style:family="text">
      <style:text-properties fo:language="fr" fo:country="FR" officeooo:rsid="012910ea"/>
    </style:style>
    <style:style style:name="T68" style:family="text">
      <style:text-properties fo:language="fr" fo:country="FR" officeooo:rsid="012a2591"/>
    </style:style>
    <style:style style:name="T69" style:family="text">
      <style:text-properties fo:language="fr" fo:country="FR" officeooo:rsid="012cb80e"/>
    </style:style>
    <style:style style:name="T70" style:family="text">
      <style:text-properties fo:language="fr" fo:country="FR" officeooo:rsid="012d25f6"/>
    </style:style>
    <style:style style:name="T71" style:family="text">
      <style:text-properties fo:language="fr" fo:country="FR" officeooo:rsid="012d5df4"/>
    </style:style>
    <style:style style:name="T72" style:family="text">
      <style:text-properties fo:language="fr" fo:country="FR" officeooo:rsid="012fcf8c"/>
    </style:style>
    <style:style style:name="T73" style:family="text">
      <style:text-properties fo:language="fr" fo:country="FR" officeooo:rsid="0131eb00"/>
    </style:style>
    <style:style style:name="T74" style:family="text">
      <style:text-properties fo:language="fr" fo:country="FR" officeooo:rsid="013fba33"/>
    </style:style>
    <style:style style:name="T75" style:family="text">
      <style:text-properties fo:language="fr" fo:country="FR" officeooo:rsid="014040f5"/>
    </style:style>
    <style:style style:name="T76" style:family="text">
      <style:text-properties fo:language="fr" fo:country="FR" officeooo:rsid="01410e61"/>
    </style:style>
    <style:style style:name="T77" style:family="text">
      <style:text-properties fo:language="fr" fo:country="FR" officeooo:rsid="0141de3d"/>
    </style:style>
    <style:style style:name="T78" style:family="text">
      <style:text-properties fo:language="fr" fo:country="FR" officeooo:rsid="01491625"/>
    </style:style>
    <style:style style:name="T79" style:family="text">
      <style:text-properties fo:language="fr" fo:country="FR" officeooo:rsid="014a035a"/>
    </style:style>
    <style:style style:name="T80" style:family="text">
      <style:text-properties fo:language="fr" fo:country="FR" officeooo:rsid="014a09e5"/>
    </style:style>
    <style:style style:name="T81" style:family="text">
      <style:text-properties fo:language="fr" fo:country="FR" officeooo:rsid="00e238ec"/>
    </style:style>
    <style:style style:name="T82" style:family="text">
      <style:text-properties fo:language="fr" fo:country="FR" officeooo:rsid="00e38018"/>
    </style:style>
    <style:style style:name="T83" style:family="text">
      <style:text-properties fo:language="fr" fo:country="FR" officeooo:rsid="00e6c40b"/>
    </style:style>
    <style:style style:name="T84" style:family="text">
      <style:text-properties fo:language="fr" fo:country="FR" officeooo:rsid="00ea18c7"/>
    </style:style>
    <style:style style:name="T85" style:family="text">
      <style:text-properties fo:language="fr" fo:country="FR" officeooo:rsid="00ea59bc"/>
    </style:style>
    <style:style style:name="T86" style:family="text">
      <style:text-properties fo:language="fr" fo:country="FR" officeooo:rsid="00ebf1ef"/>
    </style:style>
    <style:style style:name="T87" style:family="text">
      <style:text-properties fo:language="fr" fo:country="FR" officeooo:rsid="00ecc021"/>
    </style:style>
    <style:style style:name="T88" style:family="text">
      <style:text-properties officeooo:rsid="00db547a"/>
    </style:style>
    <style:style style:name="T89" style:family="text">
      <style:text-properties officeooo:rsid="00dcf485"/>
    </style:style>
    <style:style style:name="T90" style:family="text">
      <style:text-properties officeooo:rsid="00dd21ec"/>
    </style:style>
    <style:style style:name="T91" style:family="text">
      <style:text-properties officeooo:rsid="00de7033"/>
    </style:style>
    <style:style style:name="T92" style:family="text">
      <style:text-properties officeooo:rsid="00df10ea"/>
    </style:style>
    <style:style style:name="T93" style:family="text">
      <style:text-properties officeooo:rsid="00e0b130"/>
    </style:style>
    <style:style style:name="T94" style:family="text">
      <style:text-properties officeooo:rsid="00024cf3"/>
    </style:style>
    <style:style style:name="T95" style:family="text">
      <style:text-properties officeooo:rsid="00f18288"/>
    </style:style>
    <style:style style:name="T96" style:family="text">
      <style:text-properties officeooo:rsid="00f2ba16"/>
    </style:style>
    <style:style style:name="T97" style:family="text">
      <style:text-properties officeooo:rsid="00f737a4"/>
    </style:style>
    <style:style style:name="T98" style:family="text">
      <style:text-properties officeooo:rsid="00fb03fd"/>
    </style:style>
    <style:style style:name="T99" style:family="text">
      <style:text-properties officeooo:rsid="0047a9a3"/>
    </style:style>
    <style:style style:name="T100" style:family="text">
      <style:text-properties officeooo:rsid="010d7dd2"/>
    </style:style>
    <style:style style:name="T101" style:family="text">
      <style:text-properties officeooo:rsid="0111d92f"/>
    </style:style>
    <style:style style:name="T102" style:family="text">
      <style:text-properties officeooo:rsid="0113a6fe"/>
    </style:style>
    <style:style style:name="T103" style:family="text">
      <style:text-properties officeooo:rsid="0119015e"/>
    </style:style>
    <style:style style:name="T104" style:family="text">
      <style:text-properties officeooo:rsid="01287d7f"/>
    </style:style>
    <style:style style:name="T105" style:family="text">
      <style:text-properties officeooo:rsid="002fbce5"/>
    </style:style>
    <style:style style:name="T106" style:family="text">
      <style:text-properties officeooo:rsid="01364334"/>
    </style:style>
    <style:style style:name="T107" style:family="text">
      <style:text-properties officeooo:rsid="0137e4e1"/>
    </style:style>
    <style:style style:name="T108" style:family="text">
      <style:text-properties officeooo:rsid="01451f8c"/>
    </style:style>
    <style:style style:name="T109" style:family="text">
      <style:text-properties officeooo:rsid="0145750a"/>
    </style:style>
    <style:style style:name="T110" style:family="text">
      <style:text-properties officeooo:rsid="01458c6c"/>
    </style:style>
    <style:style style:name="T111" style:family="text">
      <style:text-properties officeooo:rsid="0147570f"/>
    </style:style>
    <style:style style:name="T112" style:family="text">
      <style:text-properties officeooo:rsid="014cb121"/>
    </style:style>
    <style:style style:name="T113" style:family="text">
      <style:text-properties officeooo:rsid="010bed40"/>
    </style:style>
    <style:style style:name="T114" style:family="text">
      <style:text-properties officeooo:rsid="010d4760"/>
    </style:style>
    <style:style style:name="T115" style:family="text">
      <style:text-properties officeooo:rsid="01058955"/>
    </style:style>
    <style:style style:name="T116" style:family="text">
      <style:text-properties officeooo:rsid="0106d011"/>
    </style:style>
    <style:style style:name="T117" style:family="text">
      <style:text-properties officeooo:rsid="01072cb1"/>
    </style:style>
    <style:style style:name="T118" style:family="text">
      <style:text-properties officeooo:rsid="01084dac"/>
    </style:style>
    <style:style style:name="T119" style:family="text">
      <style:text-properties officeooo:rsid="010afb1b"/>
    </style:style>
    <style:style style:name="T120" style:family="text">
      <style:text-properties officeooo:rsid="01549386"/>
    </style:style>
    <style:style style:name="T121" style:family="text">
      <style:text-properties officeooo:rsid="015518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Gabriel Ravier</text:p>
      <text:p text:style-name="P77">Recherche un stage</text:p>
      <table:table table:name="Table1" table:style-name="Table1">
        <table:table-column table:style-name="Table1.A"/>
        <table:table-column table:style-name="Table1.B"/>
        <table:table-column table:style-name="Table1.C"/>
        <table:table-row>
          <table:table-cell table:style-name="Table1.A1" office:value-type="string">
            <text:p text:style-name="P8">CONTACT</text:p>
          </table:table-cell>
          <table:table-cell table:style-name="Table1.A1" office:value-type="string">
            <text:p text:style-name="P3"><text:span text:style-name="T11">61449</text:span> <text:span text:style-name="T11">Steinbach am Taunus</text:span></text:p>
          </table:table-cell>
          <table:table-cell table:style-name="Table1.A1" office:value-type="string">
            <text:p text:style-name="P2"><text:span text:style-name="T10">E-mail:</text:span> <text:span text:style-name="T2">gabravier@gmail.com</text:span></text:p>
          </table:table-cell>
        </table:table-row>
        <table:table-row>
          <table:table-cell table:style-name="Table1.A1" office:value-type="string">
            <text:p text:style-name="Table_20_Contents"/>
          </table:table-cell>
          <table:table-cell table:style-name="Table1.A1" office:value-type="string">
            <text:p text:style-name="P5">Allemagne</text:p>
          </table:table-cell>
          <table:table-cell table:style-name="Table1.A1" office:value-type="string">
            <text:p text:style-name="P2"><text:span text:style-name="T10">Phone:</text:span> <text:span text:style-name="T2">+33 6 36 46 16 43</text:span></text:p>
          </table:table-cell>
        </table:table-row>
        <table:table-row>
          <table:table-cell table:style-name="Table1.A1" office:value-type="string">
            <text:p text:style-name="P18">SKILLS</text:p>
          </table:table-cell>
          <table:table-cell table:style-name="Table1.A1" table:number-columns-spanned="2" office:value-type="string">
            <text:p text:style-name="P18"><text:span text:style-name="T18">C </text:span><text:span text:style-name="T27">et </text:span>C++<text:span text:style-name="T17"> </text:span>- <text:span text:style-name="T19">Expert</text:span></text:p>
            <text:p text:style-name="P19">Linux – <text:span text:style-name="T21">Expert</text:span></text:p>
            <text:p text:style-name="P20"><text:span text:style-name="T28">Assembleur </text:span>x86 – <text:span text:style-name="T20">Expert</text:span></text:p>
            <text:p text:style-name="P21">Cybersecurit<text:span text:style-name="T27">é</text:span> – <text:span text:style-name="T26">Experimenté</text:span></text:p>
            <text:p text:style-name="P29">Reverse Engineering <text:span text:style-name="T22">(IDA/</text:span><text:span text:style-name="T23">Ghidra</text:span><text:span text:style-name="T22">) </text:span>– <text:span text:style-name="T26">Très expérimenté</text:span></text:p>
            <text:p text:style-name="P22">Amazon Web Services (AWS) – <text:span text:style-name="T26">Expérimenté</text:span></text:p>
            <text:p text:style-name="P23">Git – Expert</text:p>
            <text:p text:style-name="P24">CMake – <text:span text:style-name="T26">Expérimenté</text:span></text:p>
            <text:p text:style-name="P25">GNU Make – Expert</text:p>
            <text:p text:style-name="P26">Penetration Testing – <text:span text:style-name="T29">Intermédiaire</text:span></text:p>
            <text:p text:style-name="P28">PostgreSQL – <text:span text:style-name="T29">Intermédiaire</text:span></text:p>
            <text:p text:style-name="P30">TypeScript <text:span text:style-name="T24">(Node.</text:span><text:span text:style-name="T25">js</text:span><text:span text:style-name="T24">) </text:span>- <text:span text:style-name="T29">Intermédiaire</text:span></text:p>
            <text:p text:style-name="P27"/>
          </table:table-cell>
          <table:covered-table-cell/>
        </table:table-row>
        <table:table-row>
          <table:table-cell table:style-name="Table1.A1" office:value-type="string">
            <text:p text:style-name="P79">EXPERIENCE PROFESSIONELLE</text:p>
          </table:table-cell>
          <table:table-cell table:style-name="Table1.A1" office:value-type="string">
            <text:p text:style-name="P58">TrackIt</text:p>
          </table:table-cell>
          <table:table-cell table:style-name="Table1.A1" office:value-type="string">
            <text:p text:style-name="P59">2023-<text:span text:style-name="T88">04 </text:span>– 2023-<text:span text:style-name="T88">08</text:span></text:p>
          </table:table-cell>
        </table:table-row>
        <table:table-row>
          <table:table-cell table:style-name="Table1.A1" office:value-type="string">
            <text:p text:style-name="P8"/>
          </table:table-cell>
          <table:table-cell table:style-name="Table1.A1" office:value-type="string">
            <text:p text:style-name="P60">Intern</text:p>
          </table:table-cell>
          <table:table-cell table:style-name="Table1.A1" office:value-type="string">
            <text:p text:style-name="P57"/>
          </table:table-cell>
        </table:table-row>
        <table:table-row>
          <table:table-cell table:style-name="Table1.A1" office:value-type="string">
            <text:p text:style-name="P8"/>
          </table:table-cell>
          <table:table-cell table:style-name="Table1.A1" table:number-columns-spanned="2" office:value-type="string">
            <text:p text:style-name="P78"><text:span text:style-name="T5">J'ai travaillé en tant qu'ingénieur logiciel sur </text:span><text:span text:style-name="T8">la division </text:span><text:span text:style-name="T9">sécurité informatique </text:span><text:span text:style-name="T5">de TrackIt, notamment sur les pentests et les évaluations de sécurité. J'ai participé à 1 pentest et 3 évaluations de sécurité.</text:span><text:span text:style-name="T3"><text:line-break/><text:line-break/></text:span><text:span text:style-name="T5">J'ai également travaillé </text:span><text:span text:style-name="T4">sur un logiciel écrit en C++, Shell (et qui utilise TeX), qui aide à </text:span><text:span text:style-name="T6">créer </text:span><text:span text:style-name="T4">de</text:span><text:span text:style-name="T6">s</text:span><text:span text:style-name="T4"> rapports d'évaluation de sécurité. En particulier, j'ai écrit un programme qui convertit automatiquement un rapport de l'outil de sécurité Prowler en un PDF plus lisible par l'homme, et j'ai créé un service Web, entièrement écrit en TypeScript et utilisant le AWS Cloud </text:span><text:span text:style-name="T7">Development Kit</text:span><text:span text:style-name="T4">, qui permet d'utiliser ce programme à partir d'une interface Web hébergée sur AWS.</text:span></text:p>
            <text:p text:style-name="P17"/>
          </table:table-cell>
          <table:covered-table-cell/>
        </table:table-row>
        <table:table-row>
          <table:table-cell table:style-name="Table1.A1" office:value-type="string">
            <text:p text:style-name="P8"/>
          </table:table-cell>
          <table:table-cell table:style-name="Table1.A1" office:value-type="string">
            <text:p text:style-name="P56">TrackIt</text:p>
          </table:table-cell>
          <table:table-cell table:style-name="Table1.A1" office:value-type="string">
            <text:p text:style-name="P57">2021-<text:span text:style-name="T88">07</text:span> – 2021-<text:span text:style-name="T88">12</text:span></text:p>
          </table:table-cell>
        </table:table-row>
        <table:table-row>
          <table:table-cell table:style-name="Table1.A1" office:value-type="string">
            <text:p text:style-name="P8"/>
          </table:table-cell>
          <table:table-cell table:style-name="Table1.A1" table:number-columns-spanned="2" office:value-type="string">
            <text:p text:style-name="P4">Intern</text:p>
          </table:table-cell>
          <table:covered-table-cell/>
        </table:table-row>
        <table:table-row table:style-name="Table1.9">
          <table:table-cell table:style-name="Table1.A1" office:value-type="string">
            <text:p text:style-name="P8"/>
          </table:table-cell>
          <table:table-cell table:style-name="Table1.A1" table:number-columns-spanned="2" office:value-type="string">
            <text:p text:style-name="P31"><text:span text:style-name="T32">J'ai travaillé en tant qu'ingénieur logiciel sur les offres logicielles phares de TrackIt, TrackIt et Tagbot, corrigeant principalement des bugs tout en ajoutant un certain nombre de nouvelles fonctionnalités. J'ai travaillé à la fois sur </text:span><text:span text:style-name="T31">le backend et les frontends </text:span><text:span text:style-name="T32">avec Go et JavaScript.</text:span><text:span text:style-name="T94"><text:line-break/><text:line-break/></text:span><text:span text:style-name="T30">Cela m'a également donné une expérience significative avec AWS, ces projets </text:span><text:span text:style-name="T33">étant </text:span><text:span text:style-name="T30">conçus pour aider à gérer </text:span><text:span text:style-name="T34">des</text:span><text:span text:style-name="T30"> comptes AWS, impliq</text:span><text:span text:style-name="T35">uant </text:span><text:span text:style-name="T30">donc une grande quantité d'interaction avec </text:span><text:span text:style-name="T36">cette </text:span><text:span text:style-name="T30">API. J'ai également travaillé sur plusieurs autres projets impliquant principalement AWS, ce qui m'a donné une expérience supplémentaire dans son utilisation. J'ai également </text:span><text:span text:style-name="T37">pu </text:span><text:span text:style-name="T30">contribu</text:span><text:span text:style-name="T37">er </text:span><text:span text:style-name="T30">à la résolution de </text:span><text:span text:style-name="T38">plusieurs</text:span><text:span text:style-name="T30"> problèmes de production.</text:span><text:span text:style-name="T94"><text:line-break/><text:line-break/></text:span><text:span text:style-name="T95">Finalement</text:span>, j'ai également participé à plusieurs déploiements des logiciels <text:span text:style-name="T95">cités </text:span>ci-dessus, ce qui m'a permis d'acquérir <text:span text:style-name="T96">de l’</text:span>expérience avec Kubernetes.</text:p>
            <text:p text:style-name="P8"/>
          </table:table-cell>
          <table:covered-table-cell/>
        </table:table-row>
        <table:table-row table:style-name="Table1.10">
          <table:table-cell table:style-name="Table1.A1" office:value-type="string">
            <text:p text:style-name="P8"/>
          </table:table-cell>
          <table:table-cell table:style-name="Table1.A1" office:value-type="string">
            <text:p text:style-name="P53">NZUP</text:p>
          </table:table-cell>
          <table:table-cell table:style-name="Table1.A1" office:value-type="string">
            <text:p text:style-name="P54">2018-<text:span text:style-name="T88">06</text:span></text:p>
          </table:table-cell>
        </table:table-row>
        <table:table-row table:style-name="Table1.10">
          <table:table-cell table:style-name="Table1.A1" office:value-type="string">
            <text:p text:style-name="P8"/>
          </table:table-cell>
          <table:table-cell table:style-name="Table1.A1" table:number-columns-spanned="2" office:value-type="string">
            <text:p text:style-name="P3">Intern</text:p>
          </table:table-cell>
          <table:covered-table-cell/>
        </table:table-row>
        <table:table-row table:style-name="Table1.10">
          <table:table-cell table:style-name="Table1.A1" office:value-type="string">
            <text:p text:style-name="P8"/>
          </table:table-cell>
          <table:table-cell table:style-name="Table1.A1" table:number-columns-spanned="2" office:value-type="string">
            <text:p text:style-name="P41"><text:span text:style-name="T39">J’a</text:span><text:span text:style-name="T30">i travaillé 4 semaines dans cette entreprise </text:span><text:span text:style-name="T40">sur </text:span><text:span text:style-name="T30">l'optimisation de leur backend Go, grâce à la conversion de fonctions </text:span><text:span text:style-name="T41">bottleneck </text:span><text:span text:style-name="T30">en code C optimisé pour améliorer considérablement leurs performances, ainsi que des modifications architecturales/de la chaîne d'outils à plus grande échelle pour rendre le code backend généralement plus rapide.</text:span></text:p>
          </table:table-cell>
          <table:covered-table-cell/>
        </table:table-row>
        <table:table-row table:style-name="Table1.10">
          <table:table-cell table:style-name="Table1.A1" office:value-type="string">
            <text:p text:style-name="P14">PROJE<text:span text:style-name="T97">TS</text:span></text:p>
          </table:table-cell>
          <table:table-cell table:style-name="Table1.A1" office:value-type="string">
            <text:p text:style-name="P72">Yalibct (Yet Another Libc Testsuite)</text:p>
          </table:table-cell>
          <table:table-cell table:style-name="Table1.A1" office:value-type="string">
            <text:p text:style-name="P74">2022-08 - Présent</text:p>
          </table:table-cell>
        </table:table-row>
        <table:table-row table:style-name="Table1.10">
          <table:table-cell table:style-name="Table1.A1" office:value-type="string">
            <text:p text:style-name="P13"/>
          </table:table-cell>
          <table:table-cell table:style-name="Table1.A1" table:number-columns-spanned="2" office:value-type="string">
            <text:p text:style-name="P37">Ce projet, sur lequel je travaille actuellement pendant mon temps libre, vise à créer une <text:span text:style-name="T115">testsuite</text:span> pour la libc, afin d'essayer de trouver autant de bugs que possible dans les implémentations existantes de <text:span text:style-name="T116">la </text:span>libc. Comme la libc est la bibliothèque la plus fondamentale présente dans un système (presque tous les programmes en dépendent d'une manière ou d'une autre – par exemple, elle est au cœur de <text:span text:style-name="T117">tout</text:span> programme <text:span text:style-name="T120">exécutant ou </text:span>s'appuyant sur <text:span text:style-name="T121">tout </text:span>code et/ou <text:span text:style-name="T118">library</text:span> écrit en C ou C++ ou utilisant un runtime écrit en C ou C++ (par exemple presque tous les programmes écrits en C#, JS, Python, Ruby, Java, PHP, etc.)), les bugs qu'il contient sont particulièrement importants et cette <text:span text:style-name="T119">testsuite </text:span>vise à en trouver le plus grand nombre possible .</text:p>
            <text:p text:style-name="P37"/>
            <text:p text:style-name="P37"><text:span text:style-name="T113">Depuis le début de ce projet, j’ai</text:span>, lors du développement de ce projet, déposé plus de 45 <text:span text:style-name="T113">bug reports </text:span>(généralement accompagnés d'un <text:span text:style-name="T113">patch </text:span>corrigeant le problème) <text:span text:style-name="T114">auprès de</text:span> diverses implémentations notables de libc, telles que glibc, musl, cosmopolitan et dietlibc.</text:p>
          </table:table-cell>
          <table:covered-table-cell/>
        </table:table-row>
        <table:table-row table:style-name="Table1.10">
          <table:table-cell table:style-name="Table1.A1" office:value-type="string">
            <text:p text:style-name="P13"/>
          </table:table-cell>
          <table:table-cell table:style-name="Table1.A1" office:value-type="string">
            <text:p text:style-name="P70">Epitech - AREA</text:p>
          </table:table-cell>
          <table:table-cell table:style-name="Table1.A1" office:value-type="string">
            <text:p text:style-name="P71">2023-<text:span text:style-name="T89">01</text:span> – 2023-<text:span text:style-name="T89">03</text:span></text:p>
          </table:table-cell>
        </table:table-row>
        <table:table-row table:style-name="Table1.10">
          <table:table-cell table:style-name="Table1.A1" office:value-type="string">
            <text:p text:style-name="P12"/>
          </table:table-cell>
          <table:table-cell table:style-name="Table1.A1" table:number-columns-spanned="2" office:value-type="string">
            <text:p text:style-name="P32"><text:span text:style-name="T98">U</text:span><text:span text:style-name="T30">n projet visant à écrire une implémentation d'une application similaire à IFTTT et/ou Zapier, dans laquelle les utilisateurs, depuis leur navigateur (via une interface Web) ou depuis leur téléphone (via une application Android/iOS </text:span><text:span text:style-name="T42">cross-platform</text:span><text:span text:style-name="T30">) pourrait relier </text:span><text:span text:style-name="T43">d</text:span><text:span text:style-name="T30">es </text:span><text:span text:style-name="T48">a</text:span><text:span text:style-name="T30">ctions et </text:span><text:span text:style-name="T48">r</text:span><text:span text:style-name="T46">e</text:span><text:span text:style-name="T30">actions </text:span><text:span text:style-name="T44">de </text:span><text:span text:style-name="T30">divers services en créant des </text:span><text:span text:style-name="T48">t</text:span><text:span text:style-name="T45">riggers</text:span><text:span text:style-name="T30">.</text:span><text:span text:style-name="T99"><text:line-break/></text:span><text:span text:style-name="T30">Un </text:span><text:span text:style-name="T48">t</text:span><text:span text:style-name="T47">rigger</text:span><text:span text:style-name="T30"> relie une </text:span><text:span text:style-name="T48">a</text:span><text:span text:style-name="T30">ction et une réaction, de sorte que lorsqu'une action se produit, une réaction donnée en résulte. Par exemple, un </text:span><text:span text:style-name="T49">trigger </text:span><text:span text:style-name="T30">pourrait être que lorsqu'un e-mail est reçu </text:span><text:span text:style-name="T50">sur un </text:span><text:span text:style-name="T30">compte Gmail, un message est envoyé à un canal Discord, ou que lorsqu'on ajoute une piste à une liste de lecture Spotify, un e-mail est envoyé </text:span><text:span text:style-name="T50">utilisant un compte Outlook.</text:span><text:span text:style-name="T99"><text:line-break/></text:span><text:span text:style-name="T30">J'ai effectué la très grande majorité du travail backend, qui </text:span><text:span text:style-name="T78">implémente </text:span><text:span text:style-name="T30">toute la « </text:span><text:span text:style-name="T51">business logic » </text:span><text:span text:style-name="T30">(les frontends serv</text:span><text:span text:style-name="T79">a</text:span><text:span text:style-name="T30">nt uniquement d'interfaces utilisateur qui redirigent les requêtes vers/depuis le serveur backend), </text:span><text:span text:style-name="T80">implémentant </text:span><text:span text:style-name="T30">un total de 15 actions et 16 réactions sur 17 services différents.</text:span><text:span text:style-name="T99"><text:line-break/><text:line-break/></text:span><text:span text:style-name="T30">J'ai également implémenté un système de formatage avec substitution de variables, qui permettait aux utilisateurs de substituer arbitrairement diverses informations provenant d'actions lors de la spécification de l'entrée de la réaction dans leurs déclencheurs (par </text:span><text:soft-page-break/><text:span text:style-name="T30">exemple, on pourrait créer un déclencheur qui, lorsqu'une nouvelle image d'astronomie </text:span><text:span text:style-name="T52">du</text:span><text:span text:style-name="T30"> jour est publié par la NASA, envoie un message à une chaîne Telegram, spécifiant le contenu du message à envoyer comme "La nouvelle photo du jour de la NASA, '$(tit</text:span><text:span text:style-name="T53">l</text:span><text:span text:style-name="T30">e)', a été publiée à $(url)!" qui remplacerait en conséquence le titre et l'URL de l'image comme spécifié).</text:span><text:span text:style-name="T99"><text:line-break/><text:line-break/></text:span><text:span text:style-name="T30">Pendant la phase de planification du projet, j'ai pu essayer diverses autres technologies avant de décider de créer le backend en TypeScript avec Fastify, Prisma et PostgreSQL, comme </text:span><text:span text:style-name="T54">le </text:span><text:span text:style-name="T30">C</text:span><text:span text:style-name="T54">+</text:span><text:span text:style-name="T30">+ avec cpp-httplib, Apache Cassandra, Python avec Flask, MongoDB, PHP, MySQL, Ruby on Rails, SQLite, TypeORM</text:span></text:p>
            <text:p text:style-name="P16"/>
          </table:table-cell>
          <table:covered-table-cell/>
        </table:table-row>
        <table:table-row table:style-name="Table1.10">
          <table:table-cell table:style-name="Table1.A1" office:value-type="string">
            <text:p text:style-name="P12"/>
          </table:table-cell>
          <table:table-cell table:style-name="Table1.A1" office:value-type="string">
            <text:p text:style-name="P68"><text:span text:style-name="T16">Epitech</text:span> - Arcade</text:p>
          </table:table-cell>
          <table:table-cell table:style-name="Table1.A1" office:value-type="string">
            <text:p text:style-name="P69">2022-<text:span text:style-name="T89">03</text:span> – 2022-<text:span text:style-name="T89">04</text:span></text:p>
          </table:table-cell>
        </table:table-row>
        <table:table-row table:style-name="Table1.10">
          <table:table-cell table:style-name="Table1.A1" office:value-type="string">
            <text:p text:style-name="P11"/>
          </table:table-cell>
          <table:table-cell table:style-name="Table1.A1" table:number-columns-spanned="2" office:value-type="string">
            <text:p text:style-name="P33"><text:span text:style-name="T100">U</text:span><text:span text:style-name="T30">n projet visant à écrire un programme complexe « arcade-</text:span><text:span text:style-name="T55">like</text:span><text:span text:style-name="T30"> » permettant de jouer à divers jeux anciens en utilisant une variété de </text:span><text:span text:style-name="T56">libraries</text:span><text:span text:style-name="T30"> graphiques différentes, le tout via une interface commune. Nous avons décidé de rendre possible l'utilisation de 4 bibliothèques graphiques différentes (dont une fonctionnant en mode texte), SFML, OpenGL, SDL et ncurses, et de refaire deux jeux, Pac-Man et Nibbler, que nous avons tous deux reproduits fidèlement. L'interface commune a été créée par moi et partagée avec tous les autres groupes travaillant sur le même projet dans notre école. Comme l'interface séparait les jeux, les bibliothèques graphiques et l'exécutable principal, il était possible d'utiliser l'exécutable principal de n'importe qui avec un jeu d'un autre groupe et une bibliothèque graphique d'encore un autre groupe et de les faire fonctionner ensemble sans problème.</text:span></text:p>
            <text:p text:style-name="P33"><text:span text:style-name="T30"/></text:p>
            <text:p text:style-name="P46">J'ai principalement travaillé sur :</text:p>
            <text:p text:style-name="P46">- L'implémentation du jeu Pac-Man</text:p>
            <text:p text:style-name="P46">- L'exécutable principal</text:p>
            <text:p text:style-name="P46">- L'implémentation graphique de ncurses</text:p>
            <text:p text:style-name="P46">- Certaines parties de l'implémentation graphique SFML et SDL</text:p>
            <text:p text:style-name="P47">- <text:span text:style-name="T101">La g</text:span>estion du son dans toutes les implémentations graphiques</text:p>
            <text:p text:style-name="P47">- <text:span text:style-name="T102">L’i</text:span>mplémentation d'une petite bibliothèque wrapper C++ pour la gestion dynamique des bibliothèques (dlopen, dlclose, etc.)</text:p>
            <text:p text:style-name="P16"/>
            <text:p text:style-name="P40"><text:span text:style-name="T57">Vidéo du projet ici : </text:span><text:a xlink:type="simple" xlink:href="https://www.youtube.com/watch?v=yMk1y3bvGwQ" text:style-name="Internet_20_link" text:visited-style-name="Visited_20_Internet_20_Link"><text:span text:style-name="T57">https://www.youtube.com/watch?v=yMk1y3bvGwQ</text:span></text:a></text:p>
            <text:p text:style-name="P34"/>
          </table:table-cell>
          <table:covered-table-cell/>
        </table:table-row>
        <table:table-row table:style-name="Table1.10">
          <table:table-cell table:style-name="Table1.A1" office:value-type="string">
            <text:p text:style-name="P11"/>
          </table:table-cell>
          <table:table-cell table:style-name="Table1.A1" office:value-type="string">
            <text:p text:style-name="P67"><text:span text:style-name="T13">Epitech </text:span>– <text:span text:style-name="T13">Hydra </text:span><text:span text:style-name="T14">and Chisel</text:span></text:p>
          </table:table-cell>
          <table:table-cell table:style-name="Table1.A1" office:value-type="string">
            <text:p text:style-name="P76"><text:span text:style-name="T15">2022-</text:span><text:span text:style-name="T90">03</text:span><text:span text:style-name="T15"> </text:span>– 2022-<text:span text:style-name="T90">04</text:span>, <text:span text:style-name="T15">2022-</text:span><text:span text:style-name="T90">11</text:span><text:span text:style-name="T15"> </text:span><text:span text:style-name="T14">– 2022-</text:span><text:span text:style-name="T90">12</text:span></text:p>
          </table:table-cell>
        </table:table-row>
        <table:table-row table:style-name="Table1.10">
          <table:table-cell table:style-name="Table1.A1" office:value-type="string">
            <text:p text:style-name="P10"/>
          </table:table-cell>
          <table:table-cell table:style-name="Table1.A1" table:number-columns-spanned="2" office:value-type="string">
            <text:p text:style-name="P35"><text:span text:style-name="T103">D</text:span><text:span text:style-name="T30">eux projets CTF dans lesquels nous avions pour tâche de trouver des </text:span><text:span text:style-name="T58">flags</text:span><text:span text:style-name="T30"> sur divers systèmes </text:span><text:span text:style-name="T59">en remote</text:span><text:span text:style-name="T30">, avec un total de 15 défis hébergés sur la plateforme TryHackMe (</text:span><text:span text:style-name="T60">i.e. </text:span><text:span text:style-name="T30">ils sont similaires à certains des défis qui y sont trouvés), spécialement créés pour </text:span><text:span text:style-name="T61">ce projet.</text:span><text:span text:style-name="T15"><text:line-break/><text:line-break/></text:span><text:span text:style-name="T30">Les défis se concentraient sur les services hébergés sur le Web dans différents langages (c'est-à-dire la plupart du temps </text:span><text:span text:style-name="T62">accessible par </text:span><text:span text:style-name="T63">navigateur web</text:span><text:span text:style-name="T30"> mais avec des backends par exemple Python/Node/PHP/Wordpress/etc, impliquant parfois d'autres services accessibles sur le Web comme FTP ou NFS) dans lesquels il fallait trouver une vulnérabilité pour obtenir un accès au niveau utilisateur à une machine, avant de devoir ensuite trouver une autre vulnérabilité dans le système pour passer des privilèges au niveau utilisateur aux privilèges au niveau root/administrateur (par exemple en exploitant des configurations mal sécurisées de certains services système, </text:span><text:span text:style-name="T71">reverse-engineering </text:span><text:span text:style-name="T30">de certains processus administratifs, devoir parfois même échapper à un conteneur quelconque ou devoir pénétrer encore un autre service Web).</text:span><text:span text:style-name="T15"><text:line-break/><text:line-break/></text:span><text:span text:style-name="T30">Un classement mondial était présent où tous les étudiants participants d'Epitech étaient classés en fonction du nombre de défis qu'ils avaient relevés et de la vitesse à laquelle ils l'avaient fait - j'ai terminé premier sur le campus de Strasbourg dans les deux projets.</text:span></text:p>
            <text:p text:style-name="P15"/>
          </table:table-cell>
          <table:covered-table-cell/>
        </table:table-row>
        <table:table-row table:style-name="Table1.10">
          <table:table-cell table:style-name="Table1.A1" office:value-type="string">
            <text:p text:style-name="P10"/>
          </table:table-cell>
          <table:table-cell table:style-name="Table1.A1" office:value-type="string">
            <text:p text:style-name="P64"><text:span text:style-name="T13">Epitech </text:span>– <text:span text:style-name="T12">Binary Security/Binsecu</text:span></text:p>
          </table:table-cell>
          <table:table-cell table:style-name="Table1.A1" office:value-type="string">
            <text:p text:style-name="P73">2021-05</text:p>
          </table:table-cell>
        </table:table-row>
        <table:table-row table:style-name="Table1.10">
          <table:table-cell table:style-name="Table1.A1" office:value-type="string">
            <text:p text:style-name="P10"/>
          </table:table-cell>
          <table:table-cell table:style-name="Table1.A1" table:number-columns-spanned="2" office:value-type="string">
            <text:p text:style-name="P36"><text:span text:style-name="T104">U</text:span><text:span text:style-name="T30">n projet CTF dans lequel nous étions chargés de trouver des </text:span><text:span text:style-name="T64">flags</text:span><text:span text:style-name="T30"> sur divers systèmes </text:span><text:span text:style-name="T65">remote</text:span><text:span text:style-name="T30"> spécialement créés à cet effet, en trouvant des vulnérabilités/exploits pour les amener à révéler les </text:span><text:span text:style-name="T66">flags</text:span><text:span text:style-name="T30"> secrets nécessaires à la réalisation du projet, avec les différents défis présents sur chacun devena</text:span><text:span text:style-name="T67">nt </text:span><text:span text:style-name="T30">de plus en plus élaboré</text:span><text:span text:style-name="T68">s</text:span><text:span text:style-name="T30">.</text:span></text:p>
            <text:p text:style-name="P36"><text:span text:style-name="T105"><text:line-break/></text:span><text:span text:style-name="T30">Dans ce CTF, la plupart des défis impliquaient d'avoir accès aux utilisateurs à un serveur et de devoir trouver une vulnérabilité dans un programme SUID </text:span><text:span text:style-name="T69">créé spécialement pour l’ocassion</text:span><text:span text:style-name="T30"> (cela impliquerait pratiquement systématiquement </text:span><text:span text:style-name="T70">un reverse-engineering </text:span><text:span text:style-name="T30">du binaire du programme pour inspecter son comportement et trouver où </text:span><text:span text:style-name="T72">pourrait </text:span><text:span text:style-name="T30">se trouve</text:span><text:span text:style-name="T72">r</text:span><text:span text:style-name="T30"> une vulnérabilité) pour obtenir un accès root à la machine.</text:span><text:span text:style-name="T105"><text:line-break/><text:line-break/></text:span><text:span text:style-name="T30">Un classement mondial était présent où tous les étudiants participants d'Epitech étaient classés en fonction du nombre de défis qu'ils avaient relevés et de la vitesse à laquelle ils l'avaient fait - j'ai terminé premier </text:span><text:span text:style-name="T73">de</text:span><text:span text:style-name="T30"> tous les campus d'Epitech.</text:span></text:p>
            <text:p text:style-name="P10"/>
          </table:table-cell>
          <table:covered-table-cell/>
        </table:table-row>
        <table:table-row table:style-name="Table1.10">
          <table:table-cell table:style-name="Table1.A1" office:value-type="string">
            <text:p text:style-name="P10"/>
          </table:table-cell>
          <table:table-cell table:style-name="Table1.A1" office:value-type="string">
            <text:p text:style-name="P65"><text:span text:style-name="T13">Epitech</text:span> – Hunter</text:p>
          </table:table-cell>
          <table:table-cell table:style-name="Table1.A1" office:value-type="string">
            <text:p text:style-name="P66">2020-<text:span text:style-name="T91">11</text:span></text:p>
          </table:table-cell>
        </table:table-row>
        <table:table-row table:style-name="Table1.10">
          <table:table-cell table:style-name="Table1.A1" office:value-type="string">
            <text:p text:style-name="P10"/>
          </table:table-cell>
          <table:table-cell table:style-name="Table1.A1" table:number-columns-spanned="2" office:value-type="string">
            <text:p text:style-name="P42"><text:span text:style-name="T30">Il s'agissait d'un projet scolaire dans lequel nous devions recréer un jeu ressemblant à Duck Hunt, dans lequel le joueur tirait sur des cibles en mouvement sur l'écran. J'ai décidé de réaliser une reproduction de Duck Hunt la plus fidèle possible, ce que j'ai fait avec succès. Vidéo du projet ici : </text:span><text:a xlink:type="simple" xlink:href="https://www.youtube.com/watch?v=TFZgotSo8wM" text:style-name="Internet_20_link" text:visited-style-name="Visited_20_Internet_20_Link"><text:span text:style-name="T30">https://www.youtube.com/watch?v=TFZgotSo8wM</text:span></text:a></text:p>
            <text:p text:style-name="P50"/>
          </table:table-cell>
          <table:covered-table-cell/>
        </table:table-row>
        <table:table-row table:style-name="Table1.10">
          <table:table-cell table:style-name="Table1.A1" office:value-type="string">
            <text:p text:style-name="P10"/>
          </table:table-cell>
          <table:table-cell table:style-name="Table1.A1" office:value-type="string">
            <text:p text:style-name="P65">CSE2</text:p>
          </table:table-cell>
          <table:table-cell table:style-name="Table1.A1" office:value-type="string">
            <text:p text:style-name="P66">2018-<text:span text:style-name="T91">06</text:span> – 2020-<text:span text:style-name="T91">10</text:span></text:p>
          </table:table-cell>
        </table:table-row>
        <table:table-row table:style-name="Table1.10">
          <table:table-cell table:style-name="Table1.A1" office:value-type="string">
            <text:p text:style-name="P10"/>
          </table:table-cell>
          <table:table-cell table:style-name="Table1.A1" table:number-columns-spanned="2" office:value-type="string">
            <text:p text:style-name="P42">Un projet visant à créer un équivalent open source exact de l'exécutable utilisé dans le jeu <text:span text:style-name="T106">indie</text:span> Cave Story, afin de faciliter le modding du jeu. De nombreuses compétences en <text:span text:style-name="T107">reverse-engineering</text:span>, C et C++ ont été nécessaires pour travailler là-dessus. J’ai été l’un des plus grands contributeurs du projet, qui était pour l’essentiel entièrement achevé fin 2020.</text:p>
            <text:p text:style-name="P42">Vidéo du projet ici : <text:a xlink:type="simple" xlink:href="https://www.youtube.com/watch?v=VYRTTl5pk90" text:style-name="Internet_20_link" text:visited-style-name="Visited_20_Internet_20_Link">https://www.youtube.com/watch?v=VYRTTl5pk90</text:a></text:p>
            <text:p text:style-name="P42"/>
          </table:table-cell>
          <table:covered-table-cell/>
        </table:table-row>
      </table:table>
      <text:p text:style-name="Text_20_body"/>
      <text:p text:style-name="P80"/>
      <table:table table:name="Table3" table:style-name="Table3">
        <table:table-column table:style-name="Table3.A"/>
        <table:table-column table:style-name="Table3.B"/>
        <table:table-column table:style-name="Table3.C"/>
        <table:table-row>
          <table:table-cell table:style-name="Table3.A1" office:value-type="string">
            <text:p text:style-name="P8">EDUCATION</text:p>
          </table:table-cell>
          <table:table-cell table:style-name="Table3.A1" office:value-type="string">
            <text:p text:style-name="P53">Compute<text:span text:style-name="T1">r Software Engineering</text:span></text:p>
          </table:table-cell>
          <table:table-cell table:style-name="Table3.A1" office:value-type="string">
            <text:p text:style-name="P54">2020-<text:span text:style-name="T92">09</text:span> – 2025-<text:span text:style-name="T92">10</text:span></text:p>
          </table:table-cell>
        </table:table-row>
        <table:table-row>
          <table:table-cell table:style-name="Table3.A1" office:value-type="string">
            <text:p text:style-name="P8"/>
          </table:table-cell>
          <table:table-cell table:style-name="Table3.A1" office:value-type="string">
            <text:p text:style-name="P7">EPITECH – European Institute of Technology</text:p>
          </table:table-cell>
          <table:table-cell table:style-name="Table3.A1" office:value-type="string">
            <text:p text:style-name="P54"/>
          </table:table-cell>
        </table:table-row>
        <table:table-row table:style-name="Table3.3">
          <table:table-cell table:style-name="Table3.A1" office:value-type="string">
            <text:p text:style-name="P8"/>
          </table:table-cell>
          <table:table-cell table:style-name="Table3.A1" table:number-columns-spanned="2" office:value-type="string">
            <text:p text:style-name="P38">J'étudie les langages de programmation C et C++, principalement sous un environnement Linux, tout en acquérant des compétences en gestion de projet.</text:p>
            <text:p text:style-name="P38"/>
          </table:table-cell>
          <table:covered-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P9"/>
          </table:table-cell>
          <table:table-cell table:style-name="Table2.A1" office:value-type="string">
            <text:p text:style-name="P62">Computer Software Engineering</text:p>
          </table:table-cell>
          <table:table-cell table:style-name="Table2.A1" office:value-type="string">
            <text:p text:style-name="P63">2023-09 - 2024-06</text:p>
          </table:table-cell>
        </table:table-row>
        <table:table-row>
          <table:table-cell table:style-name="Table2.A1" office:value-type="string">
            <text:p text:style-name="P9"/>
          </table:table-cell>
          <table:table-cell table:style-name="Table2.A1" office:value-type="string">
            <text:p text:style-name="P6">DCU – Dublin City University</text:p>
          </table:table-cell>
          <table:table-cell table:style-name="Table2.A1" office:value-type="string">
            <text:p text:style-name="P55"/>
          </table:table-cell>
        </table:table-row>
        <table:table-row>
          <table:table-cell table:style-name="Table2.A1" office:value-type="string">
            <text:p text:style-name="P9"/>
          </table:table-cell>
          <table:table-cell table:style-name="Table2.A1" table:number-columns-spanned="2" office:value-type="string">
            <text:p text:style-name="P39"><text:span text:style-name="T30">J'ai passé un an ici en tant qu'étudiant d'échange </text:span><text:span text:style-name="T81">venant d’</text:span><text:span text:style-name="T30">Epitech, étudiant divers </text:span><text:span text:style-name="T82">sujets</text:span><text:span text:style-name="T30"> tel</text:span><text:span text:style-name="T82">s </text:span><text:span text:style-name="T30">que la construction de compilateurs, la </text:span><text:span text:style-name="T83">OOP/</text:span><text:span text:style-name="T30">POO (avec Java), les applications web full-stack (avec Python+Django </text:span><text:span text:style-name="T84">ainsi </text:span><text:span text:style-name="T85">qu’</text:span><text:span text:style-name="T30">avec Java+Spring), </text:span><text:span text:style-name="T86">le machine learning </text:span><text:span text:style-name="T30">(avec scikit learn) et DevOps (</text:span><text:span text:style-name="T87">e.g. du </text:span><text:span text:style-name="T30">traitement des données à l'aide des utilitaires POSIX et d'autres outils comme jq ou R)</text:span></text:p>
          </table:table-cell>
          <table:covered-table-cell/>
        </table:table-row>
        <table:table-row>
          <table:table-cell table:style-name="Table2.A1" office:value-type="string">
            <text:p text:style-name="P9"/>
          </table:table-cell>
          <table:table-cell table:style-name="Table2.A1" office:value-type="string">
            <text:p text:style-name="P61">Primaire/Collège/Lycé<text:span text:style-name="T112">e</text:span></text:p>
          </table:table-cell>
          <table:table-cell table:style-name="Table2.A1" office:value-type="string">
            <text:p text:style-name="P55"><text:span text:style-name="T1">2011-</text:span><text:span text:style-name="T93">10</text:span> – <text:span text:style-name="T1">2020-</text:span><text:span text:style-name="T93">06</text:span></text:p>
          </table:table-cell>
        </table:table-row>
        <table:table-row>
          <table:table-cell table:style-name="Table2.A1" office:value-type="string">
            <text:p text:style-name="P9"/>
          </table:table-cell>
          <table:table-cell table:style-name="Table2.A1" office:value-type="string">
            <text:p text:style-name="P7">Lycée Français Victor Hugo – Frankfurt, Germany</text:p>
          </table:table-cell>
          <table:table-cell table:style-name="Table2.A1" office:value-type="string">
            <text:p text:style-name="P55"/>
          </table:table-cell>
        </table:table-row>
        <table:table-row>
          <table:table-cell table:style-name="Table2.A1" office:value-type="string">
            <text:p text:style-name="P9"/>
          </table:table-cell>
          <table:table-cell table:style-name="Table2.A1" table:number-columns-spanned="2" office:value-type="string">
            <text:p text:style-name="P43">Ecole internationale française en Allemagne. J'ai obtenu un baccalauréat avec la mention très bien.</text:p>
            <text:p text:style-name="P43"/>
          </table:table-cell>
          <table:covered-table-cell/>
        </table:table-row>
        <table:table-row>
          <table:table-cell table:style-name="Table2.A1" office:value-type="string">
            <text:p text:style-name="P48">INTÉRÊTS</text:p>
          </table:table-cell>
          <table:table-cell table:style-name="Table2.A1" table:number-columns-spanned="2" office:value-type="string">
            <text:p text:style-name="P45"><text:span text:style-name="T74">La p</text:span><text:span text:style-name="T30">rogrammation en général. </text:span><text:span text:style-name="T74">J</text:span><text:span text:style-name="T30">e passe beaucoup de temps à contribuer aux projets que j'aime. J'ai </text:span><text:span text:style-name="T75">pu </text:span><text:span text:style-name="T30">étudi</text:span><text:span text:style-name="T75">er </text:span><text:span text:style-name="T30">le C et le C++, ainsi que l'assembl</text:span><text:span text:style-name="T76">eur</text:span><text:span text:style-name="T30"> (sur </text:span><text:span text:style-name="T77">divers</text:span><text:span text:style-name="T30"> processeurs différents). Je fais également partie d'un certain nombre de communautés en ligne dédiées à la programmation.</text:span></text:p>
            <text:p text:style-name="P51">Je m'intéresse à la cybersécurité, ayant <text:span text:style-name="T108">pu </text:span>acqu<text:span text:style-name="T108">érir </text:span>une certaine expérience lors de quelques concours CTF à <text:span text:style-name="T109">Epitech </text:span>et <text:span text:style-name="T110">durant </text:span>un de mes stages. </text:p>
            <text:p text:style-name="P44"/>
          </table:table-cell>
          <table:covered-table-cell/>
        </table:table-row>
        <table:table-row>
          <table:table-cell table:style-name="Table2.A1" office:value-type="string">
            <text:p text:style-name="P49">COMPÉTENCES LINGUISTIQUES</text:p>
          </table:table-cell>
          <table:table-cell table:style-name="Table2.A1" table:number-columns-spanned="2" office:value-type="string">
            <text:p text:style-name="P52">Je parle un anglais presque parfait et j'ai obtenu un 965 <text:span text:style-name="T111">à un </text:span>test TOEIC. Ma langue maternelle est le français.</text:p>
          </table:table-cell>
          <table:covered-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Zen Hei"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7.159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0T01:39:09.319366360</meta:creation-date>
    <dc:date>2024-06-21T19:43:51.003086932</dc:date>
    <meta:editing-duration>P2DT6H35M30S</meta:editing-duration>
    <meta:editing-cycles>296</meta:editing-cycles>
    <meta:generator>LibreOffice/24.2.4.2$Linux_X86_64 LibreOffice_project/420$Build-2</meta:generator>
    <meta:document-statistic meta:table-count="3" meta:image-count="0" meta:object-count="0" meta:page-count="3" meta:paragraph-count="84" meta:word-count="1731" meta:character-count="11581" meta:non-whitespace-character-count="9898"/>
  </office:meta>
</office:document-meta>
</file>